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1" table:number-columns-repeated="1009" table:default-cell-style-name="ce1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 Pct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Gr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Co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n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layer 1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t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z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er 2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t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z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er 3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t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ze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2:49:23.022847505</meta:creation-date>
    <dc:date>2024-06-23T09:00:08.032314840</dc:date>
    <meta:editing-duration>PT9H58M18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